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4686" officeooo:paragraph-rsid="00074686"/>
    </style:style>
    <style:style style:name="P2" style:family="paragraph" style:parent-style-name="Standard">
      <style:text-properties officeooo:rsid="006551fb" officeooo:paragraph-rsid="00074686"/>
    </style:style>
    <style:style style:name="T1" style:family="text">
      <style:text-properties officeooo:rsid="00074686"/>
    </style:style>
    <style:style style:name="T2" style:family="text">
      <style:text-properties officeooo:rsid="013faf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１　背景と目的 (1200자)</text:p>
      <text:p text:style-name="P1">(배경: 비디오가 주목받고 있지만 연구가 부족하다)</text:p>
      <text:p text:style-name="P1"/>
      <text:p text:style-name="P1">(관련연구: 온라인 학술동화)</text:p>
      <text:p text:style-name="P1">(과제: 비디오 제작 근거 및 연구 전략 구축의 효율화)</text:p>
      <text:p text:style-name="P1">(목적: 비디오가 논문 ...유효성, 효과적인 비디오 방식 특정)</text:p>
      <text:p text:style-name="P1">本稿では学術文献及び同文献を言及するユーチューブ動画のメタデータと動画方式に関する分類法を用いて，動画公開の有効性を検証し，効果的な動画方式を特定する手法を提案する．具体的には，同等な質の動画保有論文群と動画未保有論文群を選定し，両被引用数及びオルトメトリクス分布に検定を行い，有意差を検証する．その後，論文言及目的で分割した動画群の言及論文群について，同上の分布間で比較を行い，動画方式による影響度の相違を評価する．最後に，出版初期の論文のユーチューブ人気度が早期に飽和する点に着目し，同人気度を用いた将来の被引用数の予測可能性を評価し，予測が有効な動画方式を特定する．</text:p>
      <text:p text:style-name="P1"/>
      <text:p text:style-name="P2">そこで，本研究では論文言及ユーチューブ動画が論文の被引用数及びオルトメトリクスに及ぼす影響の有効性を検証し，効果的な動画方式を特定する．具体的には，特定の研究分野及び出版期間における論文データ及び同論文を言及するユーチューブ動画データを用いて，動画保有論文群と同等な質を担保する動画未保有論文群を選定し，両論文群の被引用数及び<text:span text:style-name="T2">AASの分布に統計的仮説</text:span><text:span text:style-name="T1">検定を行い，母集団の有意差を検証する．</text:span></text:p>
      <text:p text:style-name="P2">次に，動画方式に関して「論文言及目的」の分類法を定義し，ラベルに沿って分割された動画群が言及する論文群間で被引用数及びAAS分布の比較を行うことで，効果的な動画方式を特定する．最後に，ユーチューブ上での論文の人気度を表す論文指標であるユーチューブスコアを提案し，ユーチューブスコアが被引用数より早期に飽和することを検証した後，動画方式で分割された動画群に対応する各論文群においてユーチューブスコアと被引用数間に回帰分析を行い，有意味な相関が認められる動画方式を特定する．本手法を用い，出版初期の論文のユーチューブスコアから将来の被引用数を予測することで，論文の学術的インパクトを早期に把握できることが期待される．</text:p>
      <text:p text:style-name="P1"/>
      <text:p text:style-name="P1"/>
      <text:p text:style-name="P1">２　提案手法</text:p>
      <text:p text:style-name="P1"/>
      <text:p text:style-name="P1">３　実験結果</text:p>
      <text:p text:style-name="P1"/>
      <text:p text:style-name="P1">４　考察</text:p>
      <text:p text:style-name="P1"/>
      <text:p text:style-name="P1">５　結論</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13:33:06.232155960</meta:creation-date>
    <meta:generator>LibreOffice/6.4.6.2$Linux_X86_64 LibreOffice_project/40$Build-2</meta:generator>
    <dc:date>2021-01-15T14:03:50.397160376</dc:date>
    <meta:editing-duration>PT15M54S</meta:editing-duration>
    <meta:editing-cycles>1</meta:editing-cycles>
    <meta:document-statistic meta:table-count="0" meta:image-count="0" meta:object-count="0" meta:page-count="1" meta:paragraph-count="12" meta:word-count="894" meta:character-count="932" meta:non-whitespace-character-count="904"/>
  </office:meta>
</office:document-meta>
</file>